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style:font-name-asian="Times New Roman2" style:font-name-complex="Times New Roman2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2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weight="bold" style:font-name-asian="Times New Roman2" style:font-weight-asian="bold" style:font-name-complex="Times New Roman2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05.png" xlink:type="simple" xlink:show="embed" xlink:actuate="onLoad"/></draw:frame></text:p>
          </table:table-cell>
          <table:table-cell table:style-name="Table1.B1" office:value-type="string">
            <text:h text:style-name="P12" text:outline-level="1">Размножител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0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0">Блок </text:span><text:span text:style-name="T19">реализует умножение входного </text:span><text:span text:style-name="T11">скалярного</text:span><text:span text:style-name="T19"> сигнала (или элементов </text:span><text:span text:style-name="T11">векторного</text:span><text:span text:style-name="T19"> входного сигнала) на </text:span><text:span text:style-name="T11">вектор-столбец</text:span><text:span text:style-name="T19"> (или </text:span><text:span text:style-name="T11">векторы-столбцы</text:span><text:span text:style-name="T19">) коэффициентов усиления.</text:span></text:p>
            <text:p text:style-name="P4">Если на входе <text:span text:style-name="T10">скалярный</text:span> сигнал<draw:frame draw:style-name="fr3" draw:name="Объект14" text:anchor-type="as-char" svg:width="1.055cm" svg:height="0.564cm" draw:z-index="2"><draw:object xlink:href="./Object 14" xlink:type="simple" xlink:show="embed" xlink:actuate="onLoad"/><draw:image xlink:href="./ObjectReplacements/Object 14" xlink:type="simple" xlink:show="embed" xlink:actuate="onLoad"/><svg:desc>формула</svg:desc></draw:frame>, блок реализует функцию многоканального усилительного звена:</text:p>
            <text:p text:style-name="P6"><text:span text:style-name="T16"><draw:frame draw:style-name="fr3" draw:name="Объект5" text:anchor-type="as-char" svg:width="10.238cm" svg:height="0.69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,</text:span></text:p>
            <text:p text:style-name="P4"><text:span text:style-name="T16">где</text:span><text:span text:style-name="T16"><draw:frame draw:style-name="fr3" draw:name="Объект2" text:anchor-type="as-char" svg:width="1.055cm" svg:height="0.564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6">– входной сигнал (скаляр),</text:span><text:span text:style-name="T16"><draw:frame draw:style-name="fr3" draw:name="Объект3" text:anchor-type="as-char" svg:width="0.58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6">– элемент вектора-столбца коэффициентов усиления</text:span><text:span text:style-name="T16"><draw:frame draw:style-name="fr3" draw:name="Объект7" text:anchor-type="as-char" svg:width="3.286cm" svg:height="0.72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6">,</text:span><text:span text:style-name="T16"><draw:frame draw:style-name="fr3" draw:name="Объект4" text:anchor-type="as-char" svg:width="1.182cm" svg:height="0.621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6">– элемент выходного векторного сигнала</text:span><text:span text:style-name="T16"><draw:frame draw:style-name="fr3" draw:name="Объект6" text:anchor-type="as-char" svg:width="5.622cm" svg:height="0.684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6">. В этом случае размерность выходного сигнала определяется размерностью вектора коэффициентов усиления.</text:span></text:p>
            <text:p text:style-name="P4">Если на вход блока подается <text:span text:style-name="T10">векторный</text:span> сигнал (размерностью<draw:frame draw:style-name="fr3" draw:name="Объект1" text:anchor-type="as-char" svg:width="1.147cm" svg:height="0.549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), то в качестве коэффициентов размножения следует задавать <text:span text:style-name="T12">соответствующее количество</text:span><text:span text:style-name="T12"><draw:frame draw:style-name="fr3" draw:name="Объект15" text:anchor-type="as-char" svg:width="0.469cm" svg:height="0.549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вектор-столбцов <text:span text:style-name="T10">одинаковой</text:span> размерности<draw:frame draw:style-name="fr3" draw:name="Объект16" text:anchor-type="as-char" svg:width="0.577cm" svg:height="0.549cm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. Количество векторов-столбцов коэффициентов размножения обязательно должно быть равно размерности входного векторного сигнала. При этом блок реализует преобразование входного векторного сигнала по алгоритму:</text:p>
            <text:p text:style-name="P6"><draw:frame draw:style-name="fr3" draw:name="Объект8" text:anchor-type="as-char" svg:width="15.939cm" svg:height="3.374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<text:span text:style-name="T19">Входной вектор </text:span><text:span text:style-name="T19"><draw:frame draw:style-name="fr3" draw:name="Объект9" text:anchor-type="as-char" svg:width="1.055cm" svg:height="0.564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, интерпретируемый как вектор-строка, преобразуется в </text:span><text:span text:style-name="T19">матрицу размера </text:span><text:span text:style-name="T19"><draw:frame draw:style-name="fr3" draw:name="Объект10" text:anchor-type="as-char" svg:width="1.598cm" svg:height="0.563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, каждый </text:span><text:span text:style-name="T8">j-</text:span><text:span text:style-name="T16">ый </text:span><text:span text:style-name="T19">столбец которой получен из </text:span><text:span text:style-name="T8">j</text:span><text:span text:style-name="T19">-ого</text:span><text:span text:style-name="T8"> </text:span><text:span text:style-name="T19">элемента входного вектора умножением на </text:span><text:span text:style-name="T8">j-</text:span><text:span text:style-name="T16">ый </text:span><text:span text:style-name="T19">вектор-столбец коэффициентов </text:span><text:soft-page-break/><text:span text:style-name="T19">усиления. Затем матрица считывается по строкам и полученный вектор</text:span><text:span text:style-name="T19"><draw:frame draw:style-name="fr3" draw:name="Объект11" text:anchor-type="as-char" svg:width="1.087cm" svg:height="0.564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9">подается на выход блока.</text:span></text:p>
            <text:p text:style-name="P4"><text:span text:style-name="T1">Свойства</text:span>:</text:p>
            <text:list xml:id="list132940823215687834" text:style-name="L1">
              <text:list-item>
                <text:p text:style-name="P9">Коэффициенты размножения — вектор (<text:span text:style-name="T12">или вектор</text:span>ы) коэффициентов размножения <draw:frame draw:style-name="fr3" draw:name="Объект17" text:anchor-type="as-char" svg:width="3.286cm" svg:height="0.728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или <draw:frame draw:style-name="fr3" draw:name="Объект18" text:anchor-type="as-char" svg:width="11.501cm" svg:height="0.76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P4"><text:span text:style-name="T1">Пример</text:span> заполнения диалогового окна:</text:p>
            <text:p text:style-name="P4"><text:span text:style-name="T19">Предположим, что входной сигнал </text:span><text:span text:style-name="T19"><draw:frame draw:style-name="fr3" draw:name="Объект12" text:anchor-type="as-char" svg:width="4.036cm" svg:height="0.621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9">– </text:span><text:span text:style-name="T8">2-</text:span><text:span text:style-name="T19">х жильный (</text:span><text:span text:style-name="T9">N = 2</text:span><text:span text:style-name="T8">).</text:span></text:p>
            <text:p text:style-name="P4"><text:span text:style-name="T19">Необходимо размножить данный вектор в 3 раза (</text:span><text:span text:style-name="T9">M = 3</text:span><text:span text:style-name="T8">), </text:span><text:span text:style-name="T19">причем сигнал на 1-ой «жиле» входного вектора необходимо усилить в 2, 3 и 5 раз, а сигнал на 2-ой «жиле» входного вектора необходимо усилить в 4, 2 и 7 раз, соответственно.</text:span></text:p>
            <text:p text:style-name="P4"><text:span text:style-name="T19">Численный вид задания коэффициентов усиления: </text:span><text:span text:style-name="T9">[[2,3,5], [4,2,7]]</text:span></text:p>
            <text:p text:style-name="P4"><text:span text:style-name="T19">Тогда выходной вектор будет иметь значение: </text:span><text:span text:style-name="T19"><draw:frame draw:style-name="fr3" draw:name="Объект13" text:anchor-type="as-char" svg:width="12.781cm" svg:height="0.621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      <text:p text:style-name="P4"><text:span text:style-name="T18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13">Числовое</text:span><text:span text:style-name="T12"> задание </text:span><text:span text:style-name="T12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ы размножения</text:p>
                </table:table-cell>
                <table:table-cell table:style-name="Таблица1.B3" office:value-type="float" office:value="40604">
                  <text:p text:style-name="P8">[2, 5, 9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">Именованное</text:span><text:span text:style-name="T18"> задание </text:span><text:span text:style-name="T17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ы размножения</text:p>
                </table:table-cell>
                <table:table-cell table:style-name="Таблица1.B6" office:value-type="string">
                  <text:p text:style-name="P8">[k1, k2, k3, k4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">Векторное</text:span><text:span text:style-name="T18"> задание </text:span><text:span text:style-name="T17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ы размножения</text:p>
                </table:table-cell>
                <table:table-cell table:style-name="Таблица1.B6" office:value-type="string">
                  <text:p text:style-name="P8">[[1, 2, 5],[2,3,4],[-1,1,5]]</text:p>
                </table:table-cell>
              </table:table-row>
            </table:table>
            <text:p text:style-name="P4"><text:span text:style-name="T1">Примечани</text:span><text:span text:style-name="T13">я</text:span>:</text:p>
            <text:list xml:id="list8654206435643018071" text:style-name="L2">
              <text:list-item>
                <text:p text:style-name="P10">Размерность выходного сигнала равна произведению размерности входного сигнала и количества векторов коэффициентов размножения – <draw:frame draw:style-name="fr3" draw:name="Объект19" text:anchor-type="as-char" svg:width="1.598cm" svg:height="0.56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        </text:list-item>
              <text:list-item>
                <text:p text:style-name="P11"><text:soft-page-break/><text:span text:style-name="T3">Именованные свойства </text:span><text:span text:style-name="T15">могут быть заданы </text:span><text:span text:style-name="T3">как </text:span><text:span text:style-name="T6">локальные</text:span><text:span text:style-name="T3"> переменные модели (субмодели) во вкладке </text:span><text:span text:style-name="T6">Параметры,</text:span><text:span text:style-name="T3"> как </text:span><text:span text:style-name="T6">глобальные</text:span><text:span text:style-name="T3"> сигналы проекта при помощи пункта главного меню </text:span><text:span text:style-name="T14">Сервис</text:span><text:span text:style-name="T3"> </text:span><text:span text:style-name="T4">→</text:span><text:span text:style-name="T5"> </text:span><text:span text:style-name="T7">Сигналы,</text:span><text:span text:style-name="T3"> </text:span><text:span text:style-name="T15">или как </text:span><text:span text:style-name="T14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ножитель</dc:title>
    <dc:date>2014-11-29T00:29:17.44</dc:date>
    <meta:generator>OpenOffice/4.1.1$Win32 OpenOffice.org_project/411m6$Build-9775</meta:generator>
    <meta:editing-duration>PT4H52M58S</meta:editing-duration>
    <meta:editing-cycles>64</meta:editing-cycles>
    <meta:document-statistic meta:table-count="2" meta:image-count="2" meta:object-count="19" meta:page-count="3" meta:paragraph-count="39" meta:word-count="321" meta:character-count="2442"/>
  </office:meta>
</office:document-meta>
</file>

<file path=Object 1/content.xml><?xml version="1.0" encoding="utf-8"?>
<math xmlns="http://www.w3.org/1998/Math/MathML">
  <semantics>
    <mrow>
      <mrow>
        <mi>n</mi>
        <mo stretchy="false">≥</mo>
        <mn>2</mn>
      </mrow>
    </mrow>
    <annotation encoding="StarMath 5.0">n&gt;=2</annotation>
  </semantics>
</math>
</file>

<file path=Object 10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1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12/content.xml><?xml version="1.0" encoding="utf-8"?>
<math xmlns="http://www.w3.org/1998/Math/MathML">
  <semantics>
    <mrow>
      <mover accent="true">
        <mrow>
          <mi>x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 stretchy="false">[</mo>
          <mrow>
            <msub>
              <mi>x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2</mn>
            </msub>
            <mrow>
              <mo stretchy="false">(</mo>
              <mrow>
                <mi>t</mi>
              </mrow>
              <mo stretchy="false">)</mo>
            </mrow>
          </mrow>
          <mo stretchy="false">]</mo>
        </mrow>
      </mrow>
    </mrow>
    <annotation encoding="StarMath 5.0">vec{x}(t) = [x_1(t),x_2(t)]</annotation>
  </semantics>
</math>
</file>

<file path=Object 1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 stretchy="false">[</mo>
          <mrow>
            <mrow>
              <mn>2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4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3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2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5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7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o stretchy="false">]</mo>
        </mrow>
      </mrow>
    </mrow>
    <annotation encoding="StarMath 5.0">vec{y}(t) = [
2 cdot x_1(t),~4 cdot x_2(t), ~
3 cdot x_1(t),~2 cdot x_2(t), ~
5 cdot x_1(t),~7 cdot x_2(t)
]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5/content.xml><?xml version="1.0" encoding="utf-8"?>
<math xmlns="http://www.w3.org/1998/Math/MathML">
  <semantics>
    <mrow>
      <mi>n</mi>
    </mrow>
    <annotation encoding="StarMath 5.0">n</annotation>
  </semantics>
</math>
</file>

<file path=Object 16/content.xml><?xml version="1.0" encoding="utf-8"?>
<math xmlns="http://www.w3.org/1998/Math/MathML">
  <semantics>
    <mrow>
      <mi>m</mi>
    </mrow>
    <annotation encoding="StarMath 5.0">m</annotation>
  </semantics>
</math>
</file>

<file path=Object 17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m</mi>
            </msub>
          </mrow>
        </mfenced>
      </mrow>
    </mrow>
    <annotation encoding="StarMath 5.0">vec{k} = left [ k_1 , k_2 ... k_m right ]</annotation>
  </semantics>
</math>
</file>

<file path=Object 18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fenced open="[" close="]">
              <mrow>
                <msub>
                  <mi>k</mi>
                  <mrow>
                    <mn>1,1</mn>
                  </mrow>
                </msub>
                <mi>,</mi>
                <msub>
                  <mi>k</mi>
                  <mrow>
                    <mn>1,2</mn>
                  </mrow>
                </msub>
                <mn>...</mn>
                <msub>
                  <mi>k</mi>
                  <mrow>
                    <mn>1,</mn>
                    <mi>m</mi>
                  </mrow>
                </msub>
              </mrow>
            </mfenced>
            <mi>,</mi>
            <mfenced open="[" close="]">
              <mrow>
                <msub>
                  <mi>k</mi>
                  <mrow>
                    <mn>2,1</mn>
                  </mrow>
                </msub>
                <mi>,</mi>
                <msub>
                  <mi>k</mi>
                  <mrow>
                    <mn>2,2</mn>
                  </mrow>
                </msub>
                <mn>...</mn>
                <msub>
                  <mi>k</mi>
                  <mrow>
                    <mn>2,</mn>
                    <mi>m</mi>
                  </mrow>
                </msub>
              </mrow>
            </mfenced>
            <mi>,</mi>
            <mn>...</mn>
            <mfenced open="[" close="]">
              <mrow>
                <msub>
                  <mi>k</mi>
                  <mrow>
                    <mi>n</mi>
                    <mn>,1</mn>
                  </mrow>
                </msub>
                <mi>,</mi>
                <msub>
                  <mi>k</mi>
                  <mrow>
                    <mi>n</mi>
                    <mn>,2</mn>
                  </mrow>
                </msub>
                <mn>...</mn>
                <msub>
                  <mi>k</mi>
                  <mrow>
                    <mi>n</mi>
                    <mi>,</mi>
                    <mi>m</mi>
                  </mrow>
                </msub>
              </mrow>
            </mfenced>
          </mrow>
        </mfenced>
      </mrow>
    </mrow>
    <annotation encoding="StarMath 5.0">vec{k} = left [
left [ k_{1,1} , k_{1,2} ... k_{1,m} right ] , 
left [ k_{2,1} , k_{2,2} ... k_{2,m} right ] ,
...
left [ k_{n,1} , k_{n,2} ... k_{n,m} right ] right ]
</annotation>
  </semantics>
</math>
</file>

<file path=Object 19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ver accent="true">
            <mrow>
              <mi>k</mi>
            </mrow>
            <mo stretchy="false">⃗</mo>
          </mover>
          <mo stretchy="false">⋅</mo>
          <mi>u</mi>
        </mrow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i>u</mi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</mn>
      </mrow>
      <mn>...</mn>
      <mi>m</mi>
      <mi>,</mi>
      <mi/>
      <mrow>
        <mi>m</mi>
        <mo stretchy="false">≥</mo>
        <mn>1</mn>
      </mrow>
    </mrow>
    <annotation encoding="StarMath 5.0">vec{y}(t) = vec{k} cdot u(t) ~dlrarrow~ y_i(t) = k_i cdot u(t) , ~ i = 1 ... m,~ m &gt;= 1</annotation>
  </semantics>
</math>
</file>

<file path=Object 6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y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y</mi>
              <mn>2</mn>
            </msub>
            <mrow>
              <mo stretchy="false">(</mo>
              <mrow>
                <mi>t</mi>
              </mrow>
              <mo stretchy="false">)</mo>
            </mrow>
            <mn>...</mn>
            <msub>
              <mi>y</mi>
              <mi>m</mi>
            </msub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vec{y}(t) = left [ y_1(t) , y_2(t) ... y_m(t) right ]</annotation>
  </semantics>
</math>
</file>

<file path=Object 7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m</mi>
            </msub>
          </mrow>
        </mfenced>
      </mrow>
    </mrow>
    <annotation encoding="StarMath 5.0">vec{k} = left [ k_1 , k_2 ... k_m right ]</annotation>
  </semantics>
</math>
</file>

<file path=Object 8/content.xml><?xml version="1.0" encoding="utf-8"?>
<math xmlns="http://www.w3.org/1998/Math/MathML">
  <semantics>
    <mtable>
      <mtr>
        <mtd>
          <mrow>
            <mover accent="true">
              <mrow>
                <mi>u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[</mo>
                <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n>...</mn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]</mo>
              </mrow>
            </mrow>
            <mi/>
            <mo stretchy="false">→</mo>
            <mi/>
            <mfenced open="[" close="]">
              <mrow>
                <mtable>
                  <mtr>
                    <mtd>
                      <mrow>
                        <msub>
                          <mi>u</mi>
                          <mrow>
                            <mn>1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1</mn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n>1,</mn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n>,1</mn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u</mi>
                          <mrow>
                            <mn>2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2</mn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n>2,</mn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n>,2</mn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n>...</mn>
                        <mi/>
                        <mn>...</mn>
                        <mi/>
                        <mn>...</mn>
                        <mi/>
                        <mn>...</mn>
                        <mi/>
                        <mn>...</mn>
                        <mi/>
                      </mrow>
                    </mtd>
                  </mtr>
                  <mtr>
                    <mtd>
                      <mrow>
                        <msub>
                          <mi>u</mi>
                          <mrow>
                            <mi>m</mi>
                            <mn>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</mn>
                                <mi>m</mi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i>m</mi>
                            <mi>,</mi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i>,</mi>
                                <mi>m</mi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i/>
            <mi>;</mi>
            <mi/>
          </mrow>
        </mtd>
      </mtr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[</mo>
                <mrow>
                  <msub>
                    <mi>u</mi>
                    <mrow>
                      <mn>1,1</mn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n>1,</mn>
                      <mi>n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i>m</mi>
                      <mn>,1</mn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i>m</mi>
                      <mi>,</mi>
                      <mi>n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]</mo>
              </mrow>
            </mrow>
          </mrow>
        </mtd>
      </mtr>
    </mtable>
    <annotation encoding="StarMath 5.0">vec{u}(t) = [u_1(t), u_2(t) ... u_n(t)]
~ rightarrow ~
left [
stack {
 u_{1,1}(t) = k_{1,1} cdot u_1(t), ~...~ u_{1,n}(t) = k_{n,1} cdot u_n(t) #
 u_{2,1}(t) = k_{1,2} cdot u_1(t), ~...~ u_{2,n}(t) = k_{n,2} cdot u_n(t) #
 ... ~ ... ~ ... ~ ... ~ ... ~  #
 u_{m,1}(t) = k_{1,m} cdot u_1(t), ~...~ u_{m,n}(t) = k_{n,m} cdot u_n(t)
}
right ]
~ ; ~
newline
vec{y}(t) = [u_{1,1}(t) , ... u_{1,n}(t) , ... u_{m,1}(t) , ...u_{m,n}(t)]
</annotation>
  </semantics>
</math>
</file>

<file path=Object 9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</annotation>
  </semantics>
</math>
</file>